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Segoe UI', Helvetica, Arial, sans-serif"/>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056" officeooo:paragraph-rsid="00151056"/>
    </style:style>
    <style:style style:name="P2" style:family="paragraph" style:parent-style-name="Standard" style:list-style-name="L1">
      <style:text-properties officeooo:rsid="00151056" officeooo:paragraph-rsid="00151056"/>
    </style:style>
    <style:style style:name="P3" style:family="paragraph" style:parent-style-name="Standard">
      <style:text-properties officeooo:rsid="0016113e" officeooo:paragraph-rsid="0016113e"/>
    </style:style>
    <style:style style:name="P4" style:family="paragraph" style:parent-style-name="Standard">
      <style:text-properties officeooo:rsid="0017f7ea" officeooo:paragraph-rsid="0017f7ea"/>
    </style:style>
    <style:style style:name="P5" style:family="paragraph" style:parent-style-name="Standard">
      <style:text-properties officeooo:rsid="00185fe2" officeooo:paragraph-rsid="00185fe2"/>
    </style:style>
    <style:style style:name="P6" style:family="paragraph" style:parent-style-name="Standard">
      <style:text-properties style:font-name="Liberation Serif" fo:font-size="12pt" fo:font-weight="normal" officeooo:rsid="00185fe2" officeooo:paragraph-rsid="00185fe2"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1880b0" officeooo:paragraph-rsid="001880b0"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paragraph-rsid="001880b0" style:font-size-asian="12pt" style:font-size-complex="12pt"/>
    </style:style>
    <style:style style:name="P9" style:family="paragraph" style:parent-style-name="Standard">
      <style:text-properties style:font-name="Liberation Serif" fo:font-size="12pt" fo:font-weight="normal" officeooo:rsid="001a712c" officeooo:paragraph-rsid="001a712c" style:font-size-asian="12pt" style:font-size-complex="12pt"/>
    </style:style>
    <style:style style:name="P10" style:family="paragraph" style:parent-style-name="Standard">
      <style:paragraph-properties fo:break-before="page"/>
      <style:text-properties style:font-name="Liberation Serif" fo:font-size="12pt" fo:font-weight="normal" officeooo:rsid="00185fe2" officeooo:paragraph-rsid="00185fe2" style:font-size-asian="12pt" style:font-weight-asian="normal" style:font-size-complex="12pt" style:font-weight-complex="normal"/>
    </style:style>
    <style:style style:name="T1" style:family="text">
      <style:text-properties officeooo:rsid="0017f7ea"/>
    </style:style>
    <style:style style:name="T2" style:family="text">
      <style:text-properties officeooo:rsid="00185fe2"/>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officeooo:rsid="001880b0"/>
    </style:style>
    <style:style style:name="T5" style:family="text">
      <style:text-properties fo:font-variant="normal" fo:text-transform="none" fo:color="#000000" fo:letter-spacing="normal" fo:font-style="normal" officeooo:rsid="001a712c" style:font-weight-asian="normal" style:font-weight-complex="normal"/>
    </style:style>
    <style:style style:name="T6" style:family="text">
      <style:text-properties officeooo:rsid="001880b0"/>
    </style:style>
    <style:style style:name="T7" style:family="text">
      <style:text-properties officeooo:rsid="001880b0" style:font-weight-asian="normal" style:font-weight-complex="normal"/>
    </style:style>
    <style:style style:name="T8" style:family="text">
      <style:text-properties officeooo:rsid="001a712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text:p>
      <text:p text:style-name="P1">Joel John Centeno</text:p>
      <text:p text:style-name="P1">BSIT-4</text:p>
      <text:p text:style-name="P1"/>
      <text:p text:style-name="P1">1. Who are the characters in the movie ( ‘ang babae sa septik tank and kuwaresma’)</text:p>
      <text:list xml:id="list3629140717" text:style-name="L1">
        <text:list-item>
          <text:p text:style-name="P2">Ang babae sa septik tank</text:p>
          <text:list>
            <text:list-item>
              <text:p text:style-name="P2">Mila # 4</text:p>
            </text:list-item>
            <text:list-item>
              <text:p text:style-name="P2">Mila # 1</text:p>
            </text:list-item>
            <text:list-item>
              <text:p text:style-name="P2">Rainer</text:p>
            </text:list-item>
            <text:list-item>
              <text:p text:style-name="P2">Jocelyn</text:p>
            </text:list-item>
            <text:list-item>
              <text:p text:style-name="P2">Bingbong</text:p>
            </text:list-item>
            <text:list-item>
              <text:p text:style-name="P2">Mila # 3</text:p>
            </text:list-item>
            <text:list-item>
              <text:p text:style-name="P2">Arthur poong bato</text:p>
            </text:list-item>
            <text:list-item>
              <text:p text:style-name="P2">Mila’s Son</text:p>
            </text:list-item>
            <text:list-item>
              <text:p text:style-name="P2">Mila’s Daughter</text:p>
            </text:list-item>
            <text:list-item>
              <text:p text:style-name="P2">Peta Kalingan Ensemble #2</text:p>
              <text:p text:style-name="P2"/>
            </text:list-item>
          </text:list>
        </text:list-item>
        <text:list-item>
          <text:p text:style-name="P2">Kwaresma</text:p>
          <text:list>
            <text:list-item>
              <text:p text:style-name="P2">Luis</text:p>
            </text:list-item>
            <text:list-item>
              <text:p text:style-name="P2">Manuela</text:p>
            </text:list-item>
            <text:list-item>
              <text:p text:style-name="P2">Arturo</text:p>
            </text:list-item>
            <text:list-item>
              <text:p text:style-name="P2">Salve</text:p>
            </text:list-item>
            <text:list-item>
              <text:p text:style-name="P2">Rebecca</text:p>
            </text:list-item>
            <text:list-item>
              <text:p text:style-name="P2">Luis Fajardo</text:p>
            </text:list-item>
          </text:list>
        </text:list-item>
      </text:list>
      <text:p text:style-name="P1"/>
      <text:p text:style-name="P3">2. <text:s/><text:span text:style-name="T1">The Exposition of the story Ang babae sa Septic tank is the love story of de la Cuesta with his wife.</text:span></text:p>
      <text:p text:style-name="P4"/>
      <text:p text:style-name="P4">The Conflict in the move begins when Eugene wants to change the script. Eugene wants the movie to be more romantic.</text:p>
      <text:p text:style-name="P4"/>
      <text:p text:style-name="P4">The climax of the movie is when the wife of Rainier wants to leave him. Thus making Rainier lost his focus in making the script of the movie</text:p>
      <text:p text:style-name="P4"/>
      <text:p text:style-name="P4">The movie ends with <text:span text:style-name="T2">Eugene accidentally crashes to the septic tank truck because of lennon playing games.</text:span></text:p>
      <text:p text:style-name="P4"/>
      <text:p text:style-name="P5">3. The theme of the story can be classified as romantic tragedy.</text:p>
      <text:p text:style-name="P5"/>
      <text:p text:style-name="P6">4. <text:span text:style-name="T3">The socio cultural issues present in the movie is when Eugene domingo said that “the irony of the former conquistadors serving the indios.” Also When Eugene Domingo said the euro is declining and her exaggerated acting of american accent.</text:span></text:p>
      <text:p text:style-name="P6"/>
      <text:p text:style-name="P6">5. The solution for the conflict of the story is that Rainier should have focused more to his family.</text:p>
      <text:p text:style-name="P6"/>
      <text:p text:style-name="P6">6. What i hate about the movie is the personality <text:s/>of Rainier. He is workaholic. He should have spent more time with his family. He should have his own realization before it is too late.</text:p>
      <text:p text:style-name="P6"/>
      <text:p text:style-name="P6"/>
      <text:p text:style-name="P10">Kwaresma</text:p>
      <text:p text:style-name="P6"/>
      <text:p text:style-name="P6">2 . <text:s/><text:span text:style-name="T6">The exposition of the movie is that who ever has an interest of buying the house. The buyer’s family would be killed.</text:span></text:p>
      <text:p text:style-name="P6"/>
      <text:p text:style-name="P7">The conflict is when Arturo killed his own daughter.</text:p>
      <text:p text:style-name="P7"/>
      <text:p text:style-name="P7"><text:s/>The climax of the story is when luis have known the secrets regarding the killing of Arturo.</text:p>
      <text:p text:style-name="P7"/>
      <text:p text:style-name="P8"><text:span text:style-name="T8">3</text:span><text:span text:style-name="T7">. </text:span><text:span text:style-name="T5">The theme of the story is tragedy and horror. </text:span></text:p>
      <text:p text:style-name="P8"><text:span text:style-name="T3"/></text:p>
      <text:p text:style-name="P9"><text:span text:style-name="T3">4. <text:s/>The socio cultural issues present in the movie is when luis has decided to change her gender to male</text:span><text:span text:style-name="T4"> and when </text:span><text:span text:style-name="T3">Arturo is killing his own family members.</text:span></text:p>
      <text:p text:style-name="P9"><text:span text:style-name="T3"/></text:p>
      <text:p text:style-name="P9"><text:span text:style-name="T3">5. Conflict could have been resolved if Arturo knows the history of the house in the first place.</text:span></text:p>
      <text:p text:style-name="P9"><text:span text:style-name="T3"/></text:p>
      <text:p text:style-name="P9"><text:span text:style-name="T3">6. <text:s/>What i hated about the movie is a typical hate about the editing skills of the filipino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Segoe UI', Helvetica, Arial, sans-serif"/>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3T14:32:13.815775921</meta:creation-date>
    <dc:date>2020-10-03T16:40:05.632973162</dc:date>
    <meta:editing-duration>PT4M12S</meta:editing-duration>
    <meta:editing-cycles>1</meta:editing-cycles>
    <meta:document-statistic meta:table-count="0" meta:image-count="0" meta:object-count="0" meta:page-count="2" meta:paragraph-count="39" meta:word-count="397" meta:character-count="2049" meta:non-whitespace-character-count="1701"/>
    <meta:generator>LibreOffice/6.4.6.2$Linux_X86_64 LibreOffice_project/40$Build-2</meta:generator>
  </office:meta>
</office:document-meta>
</file>